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120.1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X 150 vs GTX 1080" table:style-name="ta1">
        <table:shapes>
          <draw:frame draw:z-index="0" draw:style-name="gr1" draw:text-style-name="P1" svg:width="453.09pt" svg:height="255.37pt" svg:x="0pt" svg:y="742.37pt">
            <draw:object draw:notify-on-update-of-ranges="'MX 150 vs GTX 1080'.C9:'MX 150 vs GTX 1080'.F9 'MX 150 vs GTX 1080'.C52:'MX 150 vs GTX 1080'.F52 'MX 150 vs GTX 1080'.J52:'MX 150 vs GTX 1080'.M52 'MX 150 vs GTX 1080'.C9:'MX 150 vs GTX 1080'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94.93pt" svg:height="254.86pt" svg:x="-0.23pt" svg:y="1052.19pt">
            <draw:object draw:notify-on-update-of-ranges="'MX 150 vs GTX 1080'.C9:'MX 150 vs GTX 1080'.F9 'MX 150 vs GTX 1080'.C51:'MX 150 vs GTX 1080'.F51 'MX 150 vs GTX 1080'.J51:'MX 150 vs GTX 1080'.M51 'MX 150 vs GTX 1080'.C9:'MX 150 vs GTX 1080'.F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26pt" svg:height="254.86pt" svg:x="503.94pt" svg:y="746.22pt">
            <draw:object draw:notify-on-update-of-ranges="'MX 150 vs GTX 1080'.C9:'MX 150 vs GTX 1080'.F9 'MX 150 vs GTX 1080'.C53:'MX 150 vs GTX 1080'.F53 'MX 150 vs GTX 1080'.J53:'MX 150 vs GTX 1080'.M53 'MX 150 vs GTX 1080'.C9:'MX 150 vs GTX 1080'.F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94.93pt" svg:height="254.86pt" svg:x="538.38pt" svg:y="1049.61pt">
            <draw:object draw:notify-on-update-of-ranges="'MX 150 vs GTX 1080'.C9:'MX 150 vs GTX 1080'.F9 'MX 150 vs GTX 1080'.C54:'MX 150 vs GTX 1080'.F54 'MX 150 vs GTX 1080'.C9:'MX 150 vs GTX 1080'.F9 'MX 150 vs GTX 1080'.J54:'MX 150 vs GTX 1080'.M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 calcext:value-type="string">
            <text:p>SPD Project Measuremen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CPU:</text:p>
          </table:table-cell>
          <table:table-cell office:value-type="string" calcext:value-type="string">
            <text:p>Intel Core i7 – 8565U @1.8 GHz</text:p>
          </table:table-cell>
          <table:table-cell table:number-columns-repeated="5"/>
          <table:table-cell office:value-type="string" calcext:value-type="string">
            <text:p>Hardwar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AM:</text:p>
          </table:table-cell>
          <table:table-cell office:value-type="string" calcext:value-type="string">
            <text:p>16 GBS</text:p>
          </table:table-cell>
          <table:table-cell table:number-columns-repeated="4"/>
          <table:table-cell table:style-name="ce1"/>
          <table:table-cell table:style-name="ce1" office:value-type="string" calcext:value-type="string">
            <text:p>CPU:</text:p>
          </table:table-cell>
          <table:table-cell office:value-type="string" calcext:value-type="string">
            <text:p>Intel Core i7 – 7700 @3.6 GHz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ard Disk:</text:p>
          </table:table-cell>
          <table:table-cell office:value-type="string" calcext:value-type="string">
            <text:p>512 GBS SSD</text:p>
          </table:table-cell>
          <table:table-cell table:number-columns-repeated="5"/>
          <table:table-cell table:style-name="ce1" office:value-type="string" calcext:value-type="string">
            <text:p>RAM:</text:p>
          </table:table-cell>
          <table:table-cell office:value-type="string" calcext:value-type="string">
            <text:p>63 GB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PU: </text:p>
          </table:table-cell>
          <table:table-cell office:value-type="string" calcext:value-type="string">
            <text:p>Geforce MX 150</text:p>
          </table:table-cell>
          <table:table-cell table:number-columns-repeated="5"/>
          <table:table-cell table:style-name="ce1" office:value-type="string" calcext:value-type="string">
            <text:p>Hard Disk:</text:p>
          </table:table-cell>
          <table:table-cell office:value-type="string" calcext:value-type="string">
            <text:p>2 TBS Magnetic Hard driv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RAM:</text:p>
          </table:table-cell>
          <table:table-cell office:value-type="string" calcext:value-type="string">
            <text:p>2 Gbs</text:p>
          </table:table-cell>
          <table:table-cell table:number-columns-repeated="5"/>
          <table:table-cell table:style-name="ce1" office:value-type="string" calcext:value-type="string">
            <text:p>GPU: </text:p>
          </table:table-cell>
          <table:table-cell office:value-type="string" calcext:value-type="string">
            <text:p>Geforce GTX 108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#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/>
          <table:table-cell table:style-name="ce1" office:value-type="string" calcext:value-type="string">
            <text:p>VRAM:</text:p>
          </table:table-cell>
          <table:table-cell office:value-type="string" calcext:value-type="string">
            <text:p>8 GB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/>
          <table:table-cell table:style-name="ce1" office:value-type="string" calcext:value-type="string">
            <text:p>Image’s 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1.278" calcext:value-type="float">
            <text:p>1.278</text:p>
          </table:table-cell>
          <table:table-cell office:value-type="float" office:value="2.14" calcext:value-type="float">
            <text:p>2.14</text:p>
          </table:table-cell>
          <table:table-cell office:value-type="float" office:value="4.481" calcext:value-type="float">
            <text:p>4.481</text:p>
          </table:table-cell>
          <table:table-cell office:value-type="float" office:value="8.679" calcext:value-type="float">
            <text:p>8.679</text:p>
          </table:table-cell>
          <table:table-cell/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0.98" calcext:value-type="float">
            <text:p>0.98</text:p>
          </table:table-cell>
          <table:table-cell office:value-type="float" office:value="1.631" calcext:value-type="float">
            <text:p>1.631</text:p>
          </table:table-cell>
          <table:table-cell office:value-type="float" office:value="3.444" calcext:value-type="float">
            <text:p>3.444</text:p>
          </table:table-cell>
          <table:table-cell office:value-type="float" office:value="6.524" calcext:value-type="float">
            <text:p>6.524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15.688" calcext:value-type="float">
            <text:p>15.688</text:p>
          </table:table-cell>
          <table:table-cell office:value-type="float" office:value="31.232" calcext:value-type="float">
            <text:p>31.232</text:p>
          </table:table-cell>
          <table:table-cell office:value-type="float" office:value="62.218" calcext:value-type="float">
            <text:p>62.218</text:p>
          </table:table-cell>
          <table:table-cell office:value-type="float" office:value="125.89" calcext:value-type="float">
            <text:p>125.89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4.762" calcext:value-type="float">
            <text:p>14.762</text:p>
          </table:table-cell>
          <table:table-cell office:value-type="float" office:value="29.517" calcext:value-type="float">
            <text:p>29.517</text:p>
          </table:table-cell>
          <table:table-cell office:value-type="float" office:value="58.701" calcext:value-type="float">
            <text:p>58.701</text:p>
          </table:table-cell>
          <table:table-cell office:value-type="float" office:value="112.33" calcext:value-type="float">
            <text:p>112.33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3.061" calcext:value-type="float">
            <text:p>93.061</text:p>
          </table:table-cell>
          <table:table-cell office:value-type="float" office:value="149.658" calcext:value-type="float">
            <text:p>149.658</text:p>
          </table:table-cell>
          <table:table-cell office:value-type="float" office:value="291.101" calcext:value-type="float">
            <text:p>291.101</text:p>
          </table:table-cell>
          <table:table-cell office:value-type="float" office:value="527.277" calcext:value-type="float">
            <text:p>527.27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232.369" calcext:value-type="float">
            <text:p>232.369</text:p>
          </table:table-cell>
          <table:table-cell office:value-type="float" office:value="403.154" calcext:value-type="float">
            <text:p>403.154</text:p>
          </table:table-cell>
          <table:table-cell office:value-type="float" office:value="785.875" calcext:value-type="float">
            <text:p>785.875</text:p>
          </table:table-cell>
          <table:table-cell office:value-type="float" office:value="1512.301" calcext:value-type="float">
            <text:p>1512.301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10.027" calcext:value-type="float">
            <text:p>110.027</text:p>
          </table:table-cell>
          <table:table-cell office:value-type="float" office:value="183.03" calcext:value-type="float">
            <text:p>183.03</text:p>
          </table:table-cell>
          <table:table-cell office:value-type="float" office:value="357.8" calcext:value-type="float">
            <text:p>357.8</text:p>
          </table:table-cell>
          <table:table-cell office:value-type="float" office:value="661.846" calcext:value-type="float">
            <text:p>661.84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48.111" calcext:value-type="float">
            <text:p>248.111</text:p>
          </table:table-cell>
          <table:table-cell office:value-type="float" office:value="434.302" calcext:value-type="float">
            <text:p>434.302</text:p>
          </table:table-cell>
          <table:table-cell office:value-type="float" office:value="848.02" calcext:value-type="float">
            <text:p>848.02</text:p>
          </table:table-cell>
          <table:table-cell office:value-type="float" office:value="1631.155" calcext:value-type="float">
            <text:p>1631.15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1.26" calcext:value-type="float">
            <text:p>1.26</text:p>
          </table:table-cell>
          <table:table-cell office:value-type="float" office:value="2.234" calcext:value-type="float">
            <text:p>2.234</text:p>
          </table:table-cell>
          <table:table-cell office:value-type="float" office:value="4.492" calcext:value-type="float">
            <text:p>4.492</text:p>
          </table:table-cell>
          <table:table-cell office:value-type="float" office:value="8.244" calcext:value-type="float">
            <text:p>8.244</text:p>
          </table:table-cell>
          <table:table-cell/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0.977" calcext:value-type="float">
            <text:p>0.977</text:p>
          </table:table-cell>
          <table:table-cell office:value-type="float" office:value="1.665" calcext:value-type="float">
            <text:p>1.665</text:p>
          </table:table-cell>
          <table:table-cell office:value-type="float" office:value="4.646" calcext:value-type="float">
            <text:p>4.646</text:p>
          </table:table-cell>
          <table:table-cell office:value-type="float" office:value="6.507" calcext:value-type="float">
            <text:p>6.507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15.631" calcext:value-type="float">
            <text:p>15.631</text:p>
          </table:table-cell>
          <table:table-cell office:value-type="float" office:value="31.133" calcext:value-type="float">
            <text:p>31.133</text:p>
          </table:table-cell>
          <table:table-cell office:value-type="float" office:value="62.396" calcext:value-type="float">
            <text:p>62.396</text:p>
          </table:table-cell>
          <table:table-cell office:value-type="float" office:value="124.501" calcext:value-type="float">
            <text:p>124.501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4.7" calcext:value-type="float">
            <text:p>14.7</text:p>
          </table:table-cell>
          <table:table-cell office:value-type="float" office:value="29.376" calcext:value-type="float">
            <text:p>29.376</text:p>
          </table:table-cell>
          <table:table-cell office:value-type="float" office:value="58.619" calcext:value-type="float">
            <text:p>58.619</text:p>
          </table:table-cell>
          <table:table-cell office:value-type="float" office:value="113.479" calcext:value-type="float">
            <text:p>113.479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0.272" calcext:value-type="float">
            <text:p>90.272</text:p>
          </table:table-cell>
          <table:table-cell office:value-type="float" office:value="151.418" calcext:value-type="float">
            <text:p>151.418</text:p>
          </table:table-cell>
          <table:table-cell office:value-type="float" office:value="294.1" calcext:value-type="float">
            <text:p>294.1</text:p>
          </table:table-cell>
          <table:table-cell office:value-type="float" office:value="525.432" calcext:value-type="float">
            <text:p>525.432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245.961" calcext:value-type="float">
            <text:p>245.961</text:p>
          </table:table-cell>
          <table:table-cell office:value-type="float" office:value="411.677" calcext:value-type="float">
            <text:p>411.677</text:p>
          </table:table-cell>
          <table:table-cell office:value-type="float" office:value="775.569" calcext:value-type="float">
            <text:p>775.569</text:p>
          </table:table-cell>
          <table:table-cell office:value-type="float" office:value="1522.495" calcext:value-type="float">
            <text:p>1522.49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07.163" calcext:value-type="float">
            <text:p>107.163</text:p>
          </table:table-cell>
          <table:table-cell office:value-type="float" office:value="184.785" calcext:value-type="float">
            <text:p>184.785</text:p>
          </table:table-cell>
          <table:table-cell office:value-type="float" office:value="360.988" calcext:value-type="float">
            <text:p>360.988</text:p>
          </table:table-cell>
          <table:table-cell office:value-type="float" office:value="658.177" calcext:value-type="float">
            <text:p>658.17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61.638" calcext:value-type="float">
            <text:p>261.638</text:p>
          </table:table-cell>
          <table:table-cell office:value-type="float" office:value="442.718" calcext:value-type="float">
            <text:p>442.718</text:p>
          </table:table-cell>
          <table:table-cell office:value-type="float" office:value="838.834" calcext:value-type="float">
            <text:p>838.834</text:p>
          </table:table-cell>
          <table:table-cell office:value-type="float" office:value="1642.481" calcext:value-type="float">
            <text:p>1642.481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1.262" calcext:value-type="float">
            <text:p>1.262</text:p>
          </table:table-cell>
          <table:table-cell office:value-type="float" office:value="2.146" calcext:value-type="float">
            <text:p>2.146</text:p>
          </table:table-cell>
          <table:table-cell office:value-type="float" office:value="4.422" calcext:value-type="float">
            <text:p>4.422</text:p>
          </table:table-cell>
          <table:table-cell office:value-type="float" office:value="8.228" calcext:value-type="float">
            <text:p>8.228</text:p>
          </table:table-cell>
          <table:table-cell/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0.985" calcext:value-type="float">
            <text:p>0.985</text:p>
          </table:table-cell>
          <table:table-cell office:value-type="float" office:value="1.635" calcext:value-type="float">
            <text:p>1.635</text:p>
          </table:table-cell>
          <table:table-cell office:value-type="float" office:value="3.578" calcext:value-type="float">
            <text:p>3.578</text:p>
          </table:table-cell>
          <table:table-cell office:value-type="float" office:value="6.556" calcext:value-type="float">
            <text:p>6.556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15.72" calcext:value-type="float">
            <text:p>15.72</text:p>
          </table:table-cell>
          <table:table-cell office:value-type="float" office:value="32.227" calcext:value-type="float">
            <text:p>32.227</text:p>
          </table:table-cell>
          <table:table-cell office:value-type="float" office:value="63.328" calcext:value-type="float">
            <text:p>63.328</text:p>
          </table:table-cell>
          <table:table-cell office:value-type="float" office:value="119.905" calcext:value-type="float">
            <text:p>119.905</text:p>
          </table:table-cell>
          <table:table-cell/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14.703" calcext:value-type="float">
            <text:p>14.703</text:p>
          </table:table-cell>
          <table:table-cell office:value-type="float" office:value="29.758" calcext:value-type="float">
            <text:p>29.758</text:p>
          </table:table-cell>
          <table:table-cell office:value-type="float" office:value="59.044" calcext:value-type="float">
            <text:p>59.044</text:p>
          </table:table-cell>
          <table:table-cell office:value-type="float" office:value="113.785" calcext:value-type="float">
            <text:p>113.785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I/O</text:p>
          </table:table-cell>
          <table:table-cell office:value-type="float" office:value="91.452" calcext:value-type="float">
            <text:p>91.452</text:p>
          </table:table-cell>
          <table:table-cell office:value-type="float" office:value="148.906" calcext:value-type="float">
            <text:p>148.906</text:p>
          </table:table-cell>
          <table:table-cell office:value-type="float" office:value="306.066" calcext:value-type="float">
            <text:p>306.066</text:p>
          </table:table-cell>
          <table:table-cell office:value-type="float" office:value="537.655" calcext:value-type="float">
            <text:p>537.655</text:p>
          </table:table-cell>
          <table:table-cell/>
          <table:covered-table-cell table:style-name="ce4"/>
          <table:table-cell office:value-type="string" calcext:value-type="string">
            <text:p>I/O</text:p>
          </table:table-cell>
          <table:table-cell office:value-type="float" office:value="230.644" calcext:value-type="float">
            <text:p>230.644</text:p>
          </table:table-cell>
          <table:table-cell office:value-type="float" office:value="402.144" calcext:value-type="float">
            <text:p>402.144</text:p>
          </table:table-cell>
          <table:table-cell office:value-type="float" office:value="789.263" calcext:value-type="float">
            <text:p>789.263</text:p>
          </table:table-cell>
          <table:table-cell office:value-type="float" office:value="1513.465" calcext:value-type="float">
            <text:p>1513.465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108.434" calcext:value-type="float">
            <text:p>108.434</text:p>
          </table:table-cell>
          <table:table-cell office:value-type="float" office:value="183.279" calcext:value-type="float">
            <text:p>183.279</text:p>
          </table:table-cell>
          <table:table-cell office:value-type="float" office:value="373.816" calcext:value-type="float">
            <text:p>373.816</text:p>
          </table:table-cell>
          <table:table-cell office:value-type="float" office:value="665.788" calcext:value-type="float">
            <text:p>665.788</text:p>
          </table:table-cell>
          <table:table-cell/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246.332" calcext:value-type="float">
            <text:p>246.332</text:p>
          </table:table-cell>
          <table:table-cell office:value-type="float" office:value="433.537" calcext:value-type="float">
            <text:p>433.537</text:p>
          </table:table-cell>
          <table:table-cell office:value-type="float" office:value="851.885" calcext:value-type="float">
            <text:p>851.885</text:p>
          </table:table-cell>
          <table:table-cell office:value-type="float" office:value="1633.806" calcext:value-type="float">
            <text:p>1633.806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1.28" calcext:value-type="float">
            <text:p>1.28</text:p>
          </table:table-cell>
          <table:table-cell office:value-type="float" office:value="2.139" calcext:value-type="float">
            <text:p>2.139</text:p>
          </table:table-cell>
          <table:table-cell office:value-type="float" office:value="4.856" calcext:value-type="float">
            <text:p>4.856</text:p>
          </table:table-cell>
          <table:table-cell office:value-type="float" office:value="11.107" calcext:value-type="float">
            <text:p>11.107</text:p>
          </table:table-cell>
          <table:table-cell/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0.983" calcext:value-type="float">
            <text:p>0.983</text:p>
          </table:table-cell>
          <table:table-cell office:value-type="float" office:value="1.619" calcext:value-type="float">
            <text:p>1.619</text:p>
          </table:table-cell>
          <table:table-cell office:value-type="float" office:value="3.56" calcext:value-type="float">
            <text:p>3.56</text:p>
          </table:table-cell>
          <table:table-cell office:value-type="float" office:value="7.383" calcext:value-type="float">
            <text:p>7.383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15.566" calcext:value-type="float">
            <text:p>15.566</text:p>
          </table:table-cell>
          <table:table-cell office:value-type="float" office:value="31.117" calcext:value-type="float">
            <text:p>31.117</text:p>
          </table:table-cell>
          <table:table-cell office:value-type="float" office:value="67.962" calcext:value-type="float">
            <text:p>67.962</text:p>
          </table:table-cell>
          <table:table-cell office:value-type="float" office:value="134.182" calcext:value-type="float">
            <text:p>134.18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4.765" calcext:value-type="float">
            <text:p>14.765</text:p>
          </table:table-cell>
          <table:table-cell office:value-type="float" office:value="29.481" calcext:value-type="float">
            <text:p>29.481</text:p>
          </table:table-cell>
          <table:table-cell office:value-type="float" office:value="58.613" calcext:value-type="float">
            <text:p>58.613</text:p>
          </table:table-cell>
          <table:table-cell office:value-type="float" office:value="112.765" calcext:value-type="float">
            <text:p>112.765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1.137" calcext:value-type="float">
            <text:p>91.137</text:p>
          </table:table-cell>
          <table:table-cell office:value-type="float" office:value="148.39" calcext:value-type="float">
            <text:p>148.39</text:p>
          </table:table-cell>
          <table:table-cell office:value-type="float" office:value="292.738" calcext:value-type="float">
            <text:p>292.738</text:p>
          </table:table-cell>
          <table:table-cell office:value-type="float" office:value="580.726" calcext:value-type="float">
            <text:p>580.72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226.228" calcext:value-type="float">
            <text:p>226.228</text:p>
          </table:table-cell>
          <table:table-cell office:value-type="float" office:value="407.719" calcext:value-type="float">
            <text:p>407.719</text:p>
          </table:table-cell>
          <table:table-cell office:value-type="float" office:value="785.779" calcext:value-type="float">
            <text:p>785.779</text:p>
          </table:table-cell>
          <table:table-cell office:value-type="float" office:value="1525.162" calcext:value-type="float">
            <text:p>1525.16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07.983" calcext:value-type="float">
            <text:p>107.983</text:p>
          </table:table-cell>
          <table:table-cell office:value-type="float" office:value="181.646" calcext:value-type="float">
            <text:p>181.646</text:p>
          </table:table-cell>
          <table:table-cell office:value-type="float" office:value="365.556" calcext:value-type="float">
            <text:p>365.556</text:p>
          </table:table-cell>
          <table:table-cell office:value-type="float" office:value="726.015" calcext:value-type="float">
            <text:p>726.01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41.976" calcext:value-type="float">
            <text:p>241.976</text:p>
          </table:table-cell>
          <table:table-cell office:value-type="float" office:value="438.819" calcext:value-type="float">
            <text:p>438.819</text:p>
          </table:table-cell>
          <table:table-cell office:value-type="float" office:value="847.952" calcext:value-type="float">
            <text:p>847.952</text:p>
          </table:table-cell>
          <table:table-cell office:value-type="float" office:value="1645.31" calcext:value-type="float">
            <text:p>1645.3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1.295" calcext:value-type="float">
            <text:p>1.295</text:p>
          </table:table-cell>
          <table:table-cell office:value-type="float" office:value="2.125" calcext:value-type="float">
            <text:p>2.125</text:p>
          </table:table-cell>
          <table:table-cell office:value-type="float" office:value="4.546" calcext:value-type="float">
            <text:p>4.546</text:p>
          </table:table-cell>
          <table:table-cell office:value-type="float" office:value="8.213" calcext:value-type="float">
            <text:p>8.213</text:p>
          </table:table-cell>
          <table:table-cell/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1.013" calcext:value-type="float">
            <text:p>1.013</text:p>
          </table:table-cell>
          <table:table-cell office:value-type="float" office:value="1.686" calcext:value-type="float">
            <text:p>1.686</text:p>
          </table:table-cell>
          <table:table-cell office:value-type="float" office:value="3.37" calcext:value-type="float">
            <text:p>3.37</text:p>
          </table:table-cell>
          <table:table-cell office:value-type="float" office:value="6.573" calcext:value-type="float">
            <text:p>6.573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15.715" calcext:value-type="float">
            <text:p>15.715</text:p>
          </table:table-cell>
          <table:table-cell office:value-type="float" office:value="31.136" calcext:value-type="float">
            <text:p>31.136</text:p>
          </table:table-cell>
          <table:table-cell office:value-type="float" office:value="62.542" calcext:value-type="float">
            <text:p>62.542</text:p>
          </table:table-cell>
          <table:table-cell office:value-type="float" office:value="119.599" calcext:value-type="float">
            <text:p>119.599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4.709" calcext:value-type="float">
            <text:p>14.709</text:p>
          </table:table-cell>
          <table:table-cell office:value-type="float" office:value="32.67" calcext:value-type="float">
            <text:p>32.67</text:p>
          </table:table-cell>
          <table:table-cell office:value-type="float" office:value="58.521" calcext:value-type="float">
            <text:p>58.521</text:p>
          </table:table-cell>
          <table:table-cell office:value-type="float" office:value="113.484" calcext:value-type="float">
            <text:p>113.484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89.472" calcext:value-type="float">
            <text:p>89.472</text:p>
          </table:table-cell>
          <table:table-cell office:value-type="float" office:value="150.398" calcext:value-type="float">
            <text:p>150.398</text:p>
          </table:table-cell>
          <table:table-cell office:value-type="float" office:value="287.631" calcext:value-type="float">
            <text:p>287.631</text:p>
          </table:table-cell>
          <table:table-cell office:value-type="float" office:value="547.868" calcext:value-type="float">
            <text:p>547.86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217.836" calcext:value-type="float">
            <text:p>217.836</text:p>
          </table:table-cell>
          <table:table-cell office:value-type="float" office:value="404.778" calcext:value-type="float">
            <text:p>404.778</text:p>
          </table:table-cell>
          <table:table-cell office:value-type="float" office:value="779.005" calcext:value-type="float">
            <text:p>779.005</text:p>
          </table:table-cell>
          <table:table-cell office:value-type="float" office:value="1516.256" calcext:value-type="float">
            <text:p>1516.25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06.482" calcext:value-type="float">
            <text:p>106.482</text:p>
          </table:table-cell>
          <table:table-cell office:value-type="float" office:value="183.659" calcext:value-type="float">
            <text:p>183.659</text:p>
          </table:table-cell>
          <table:table-cell office:value-type="float" office:value="354.719" calcext:value-type="float">
            <text:p>354.719</text:p>
          </table:table-cell>
          <table:table-cell office:value-type="float" office:value="675.68" calcext:value-type="float">
            <text:p>675.6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33.558" calcext:value-type="float">
            <text:p>233.558</text:p>
          </table:table-cell>
          <table:table-cell office:value-type="float" office:value="439.134" calcext:value-type="float">
            <text:p>439.134</text:p>
          </table:table-cell>
          <table:table-cell office:value-type="float" office:value="840.896" calcext:value-type="float">
            <text:p>840.896</text:p>
          </table:table-cell>
          <table:table-cell office:value-type="float" office:value="1636.313" calcext:value-type="float">
            <text:p>1636.31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1.285" calcext:value-type="float">
            <text:p>1.285</text:p>
          </table:table-cell>
          <table:table-cell office:value-type="float" office:value="2.083" calcext:value-type="float">
            <text:p>2.083</text:p>
          </table:table-cell>
          <table:table-cell office:value-type="float" office:value="4.517" calcext:value-type="float">
            <text:p>4.517</text:p>
          </table:table-cell>
          <table:table-cell office:value-type="float" office:value="8.277" calcext:value-type="float">
            <text:p>8.277</text:p>
          </table:table-cell>
          <table:table-cell/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0.997" calcext:value-type="float">
            <text:p>0.997</text:p>
          </table:table-cell>
          <table:table-cell office:value-type="float" office:value="1.683" calcext:value-type="float">
            <text:p>1.683</text:p>
          </table:table-cell>
          <table:table-cell office:value-type="float" office:value="3.661" calcext:value-type="float">
            <text:p>3.661</text:p>
          </table:table-cell>
          <table:table-cell office:value-type="float" office:value="6.522" calcext:value-type="float">
            <text:p>6.522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15.592" calcext:value-type="float">
            <text:p>15.592</text:p>
          </table:table-cell>
          <table:table-cell office:value-type="float" office:value="32.299" calcext:value-type="float">
            <text:p>32.299</text:p>
          </table:table-cell>
          <table:table-cell office:value-type="float" office:value="62.163" calcext:value-type="float">
            <text:p>62.163</text:p>
          </table:table-cell>
          <table:table-cell office:value-type="float" office:value="124.74" calcext:value-type="float">
            <text:p>124.74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4.787" calcext:value-type="float">
            <text:p>14.787</text:p>
          </table:table-cell>
          <table:table-cell office:value-type="float" office:value="29.33" calcext:value-type="float">
            <text:p>29.33</text:p>
          </table:table-cell>
          <table:table-cell office:value-type="float" office:value="58.889" calcext:value-type="float">
            <text:p>58.889</text:p>
          </table:table-cell>
          <table:table-cell office:value-type="float" office:value="114.094" calcext:value-type="float">
            <text:p>114.094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0.051" calcext:value-type="float">
            <text:p>90.051</text:p>
          </table:table-cell>
          <table:table-cell office:value-type="float" office:value="148.516" calcext:value-type="float">
            <text:p>148.516</text:p>
          </table:table-cell>
          <table:table-cell office:value-type="float" office:value="287.179" calcext:value-type="float">
            <text:p>287.179</text:p>
          </table:table-cell>
          <table:table-cell office:value-type="float" office:value="558.73" calcext:value-type="float">
            <text:p>558.73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219.432" calcext:value-type="float">
            <text:p>219.432</text:p>
          </table:table-cell>
          <table:table-cell office:value-type="float" office:value="413.947" calcext:value-type="float">
            <text:p>413.947</text:p>
          </table:table-cell>
          <table:table-cell office:value-type="float" office:value="775.069" calcext:value-type="float">
            <text:p>775.069</text:p>
          </table:table-cell>
          <table:table-cell office:value-type="float" office:value="1510.877" calcext:value-type="float">
            <text:p>1510.87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06.928" calcext:value-type="float">
            <text:p>106.928</text:p>
          </table:table-cell>
          <table:table-cell office:value-type="float" office:value="182.898" calcext:value-type="float">
            <text:p>182.898</text:p>
          </table:table-cell>
          <table:table-cell office:value-type="float" office:value="353.859" calcext:value-type="float">
            <text:p>353.859</text:p>
          </table:table-cell>
          <table:table-cell office:value-type="float" office:value="691.747" calcext:value-type="float">
            <text:p>691.74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35.216" calcext:value-type="float">
            <text:p>235.216</text:p>
          </table:table-cell>
          <table:table-cell office:value-type="float" office:value="444.96" calcext:value-type="float">
            <text:p>444.96</text:p>
          </table:table-cell>
          <table:table-cell office:value-type="float" office:value="837.619" calcext:value-type="float">
            <text:p>837.619</text:p>
          </table:table-cell>
          <table:table-cell office:value-type="float" office:value="1631.493" calcext:value-type="float">
            <text:p>1631.49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3.828" calcext:value-type="float">
            <text:p>3.828</text:p>
          </table:table-cell>
          <table:table-cell office:value-type="float" office:value="2.203" calcext:value-type="float">
            <text:p>2.203</text:p>
          </table:table-cell>
          <table:table-cell office:value-type="float" office:value="4.48" calcext:value-type="float">
            <text:p>4.48</text:p>
          </table:table-cell>
          <table:table-cell office:value-type="float" office:value="11.438" calcext:value-type="float">
            <text:p>11.438</text:p>
          </table:table-cell>
          <table:table-cell/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0.975" calcext:value-type="float">
            <text:p>0.975</text:p>
          </table:table-cell>
          <table:table-cell office:value-type="float" office:value="1.66" calcext:value-type="float">
            <text:p>1.66</text:p>
          </table:table-cell>
          <table:table-cell office:value-type="float" office:value="3.396" calcext:value-type="float">
            <text:p>3.396</text:p>
          </table:table-cell>
          <table:table-cell office:value-type="float" office:value="6.413" calcext:value-type="float">
            <text:p>6.413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15.858" calcext:value-type="float">
            <text:p>15.858</text:p>
          </table:table-cell>
          <table:table-cell office:value-type="float" office:value="31.165" calcext:value-type="float">
            <text:p>31.165</text:p>
          </table:table-cell>
          <table:table-cell office:value-type="float" office:value="62.288" calcext:value-type="float">
            <text:p>62.288</text:p>
          </table:table-cell>
          <table:table-cell office:value-type="float" office:value="163.869" calcext:value-type="float">
            <text:p>163.869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4.652" calcext:value-type="float">
            <text:p>14.652</text:p>
          </table:table-cell>
          <table:table-cell office:value-type="float" office:value="29.633" calcext:value-type="float">
            <text:p>29.633</text:p>
          </table:table-cell>
          <table:table-cell office:value-type="float" office:value="59.749" calcext:value-type="float">
            <text:p>59.749</text:p>
          </table:table-cell>
          <table:table-cell office:value-type="float" office:value="111.815" calcext:value-type="float">
            <text:p>111.815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89.676" calcext:value-type="float">
            <text:p>89.676</text:p>
          </table:table-cell>
          <table:table-cell office:value-type="float" office:value="150.52" calcext:value-type="float">
            <text:p>150.52</text:p>
          </table:table-cell>
          <table:table-cell office:value-type="float" office:value="286.076" calcext:value-type="float">
            <text:p>286.076</text:p>
          </table:table-cell>
          <table:table-cell office:value-type="float" office:value="791.698" calcext:value-type="float">
            <text:p>791.69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227.122" calcext:value-type="float">
            <text:p>227.122</text:p>
          </table:table-cell>
          <table:table-cell office:value-type="float" office:value="413.83" calcext:value-type="float">
            <text:p>413.83</text:p>
          </table:table-cell>
          <table:table-cell office:value-type="float" office:value="782.391" calcext:value-type="float">
            <text:p>782.391</text:p>
          </table:table-cell>
          <table:table-cell office:value-type="float" office:value="1525.3" calcext:value-type="float">
            <text:p>1525.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09.362" calcext:value-type="float">
            <text:p>109.362</text:p>
          </table:table-cell>
          <table:table-cell office:value-type="float" office:value="183.888" calcext:value-type="float">
            <text:p>183.888</text:p>
          </table:table-cell>
          <table:table-cell office:value-type="float" office:value="352.844" calcext:value-type="float">
            <text:p>352.844</text:p>
          </table:table-cell>
          <table:table-cell office:value-type="float" office:value="967.005" calcext:value-type="float">
            <text:p>967.00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42.749" calcext:value-type="float">
            <text:p>242.749</text:p>
          </table:table-cell>
          <table:table-cell office:value-type="float" office:value="445.123" calcext:value-type="float">
            <text:p>445.123</text:p>
          </table:table-cell>
          <table:table-cell office:value-type="float" office:value="845.536" calcext:value-type="float">
            <text:p>845.536</text:p>
          </table:table-cell>
          <table:table-cell office:value-type="float" office:value="1643.528" calcext:value-type="float">
            <text:p>1643.52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1.282" calcext:value-type="float">
            <text:p>1.282</text:p>
          </table:table-cell>
          <table:table-cell office:value-type="float" office:value="2.165" calcext:value-type="float">
            <text:p>2.165</text:p>
          </table:table-cell>
          <table:table-cell office:value-type="float" office:value="4.542" calcext:value-type="float">
            <text:p>4.542</text:p>
          </table:table-cell>
          <table:table-cell office:value-type="float" office:value="12.663" calcext:value-type="float">
            <text:p>12.663</text:p>
          </table:table-cell>
          <table:table-cell/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0.97" calcext:value-type="float">
            <text:p>0.97</text:p>
          </table:table-cell>
          <table:table-cell office:value-type="float" office:value="1.647" calcext:value-type="float">
            <text:p>1.647</text:p>
          </table:table-cell>
          <table:table-cell office:value-type="float" office:value="4.314" calcext:value-type="float">
            <text:p>4.314</text:p>
          </table:table-cell>
          <table:table-cell office:value-type="float" office:value="6.572" calcext:value-type="float">
            <text:p>6.572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15.518" calcext:value-type="float">
            <text:p>15.518</text:p>
          </table:table-cell>
          <table:table-cell office:value-type="float" office:value="31.084" calcext:value-type="float">
            <text:p>31.084</text:p>
          </table:table-cell>
          <table:table-cell office:value-type="float" office:value="62.321" calcext:value-type="float">
            <text:p>62.321</text:p>
          </table:table-cell>
          <table:table-cell office:value-type="float" office:value="183.025" calcext:value-type="float">
            <text:p>183.02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4.705" calcext:value-type="float">
            <text:p>14.705</text:p>
          </table:table-cell>
          <table:table-cell office:value-type="float" office:value="29.78" calcext:value-type="float">
            <text:p>29.78</text:p>
          </table:table-cell>
          <table:table-cell office:value-type="float" office:value="58.725" calcext:value-type="float">
            <text:p>58.725</text:p>
          </table:table-cell>
          <table:table-cell office:value-type="float" office:value="113.569" calcext:value-type="float">
            <text:p>113.569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88.59" calcext:value-type="float">
            <text:p>88.59</text:p>
          </table:table-cell>
          <table:table-cell office:value-type="float" office:value="149.931" calcext:value-type="float">
            <text:p>149.931</text:p>
          </table:table-cell>
          <table:table-cell office:value-type="float" office:value="285.127" calcext:value-type="float">
            <text:p>285.127</text:p>
          </table:table-cell>
          <table:table-cell office:value-type="float" office:value="818.153" calcext:value-type="float">
            <text:p>818.153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239.439" calcext:value-type="float">
            <text:p>239.439</text:p>
          </table:table-cell>
          <table:table-cell office:value-type="float" office:value="401.991" calcext:value-type="float">
            <text:p>401.991</text:p>
          </table:table-cell>
          <table:table-cell office:value-type="float" office:value="785.736" calcext:value-type="float">
            <text:p>785.736</text:p>
          </table:table-cell>
          <table:table-cell office:value-type="float" office:value="1516.575" calcext:value-type="float">
            <text:p>1516.57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05.39" calcext:value-type="float">
            <text:p>105.39</text:p>
          </table:table-cell>
          <table:table-cell office:value-type="float" office:value="183.18" calcext:value-type="float">
            <text:p>183.18</text:p>
          </table:table-cell>
          <table:table-cell office:value-type="float" office:value="351.99" calcext:value-type="float">
            <text:p>351.99</text:p>
          </table:table-cell>
          <table:table-cell office:value-type="float" office:value="1013.841" calcext:value-type="float">
            <text:p>1013.841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5.114" calcext:value-type="float">
            <text:p>255.114</text:p>
          </table:table-cell>
          <table:table-cell office:value-type="float" office:value="433.418" calcext:value-type="float">
            <text:p>433.418</text:p>
          </table:table-cell>
          <table:table-cell office:value-type="float" office:value="848.775" calcext:value-type="float">
            <text:p>848.775</text:p>
          </table:table-cell>
          <table:table-cell office:value-type="float" office:value="1636.716" calcext:value-type="float">
            <text:p>1636.716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1.379" calcext:value-type="float">
            <text:p>1.379</text:p>
          </table:table-cell>
          <table:table-cell office:value-type="float" office:value="2.382" calcext:value-type="float">
            <text:p>2.382</text:p>
          </table:table-cell>
          <table:table-cell office:value-type="float" office:value="4.543" calcext:value-type="float">
            <text:p>4.543</text:p>
          </table:table-cell>
          <table:table-cell office:value-type="float" office:value="11.475" calcext:value-type="float">
            <text:p>11.475</text:p>
          </table:table-cell>
          <table:table-cell/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1.018" calcext:value-type="float">
            <text:p>1.018</text:p>
          </table:table-cell>
          <table:table-cell office:value-type="float" office:value="1.644" calcext:value-type="float">
            <text:p>1.644</text:p>
          </table:table-cell>
          <table:table-cell office:value-type="float" office:value="4.119" calcext:value-type="float">
            <text:p>4.119</text:p>
          </table:table-cell>
          <table:table-cell office:value-type="float" office:value="8.989" calcext:value-type="float">
            <text:p>8.989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17.615" calcext:value-type="float">
            <text:p>17.615</text:p>
          </table:table-cell>
          <table:table-cell office:value-type="float" office:value="31.387" calcext:value-type="float">
            <text:p>31.387</text:p>
          </table:table-cell>
          <table:table-cell office:value-type="float" office:value="62.221" calcext:value-type="float">
            <text:p>62.221</text:p>
          </table:table-cell>
          <table:table-cell office:value-type="float" office:value="172.929" calcext:value-type="float">
            <text:p>172.929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4.827" calcext:value-type="float">
            <text:p>14.827</text:p>
          </table:table-cell>
          <table:table-cell office:value-type="float" office:value="29.806" calcext:value-type="float">
            <text:p>29.806</text:p>
          </table:table-cell>
          <table:table-cell office:value-type="float" office:value="58.75" calcext:value-type="float">
            <text:p>58.75</text:p>
          </table:table-cell>
          <table:table-cell office:value-type="float" office:value="111.804" calcext:value-type="float">
            <text:p>111.804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116.31" calcext:value-type="float">
            <text:p>116.31</text:p>
          </table:table-cell>
          <table:table-cell office:value-type="float" office:value="149.465" calcext:value-type="float">
            <text:p>149.465</text:p>
          </table:table-cell>
          <table:table-cell office:value-type="float" office:value="286.772" calcext:value-type="float">
            <text:p>286.772</text:p>
          </table:table-cell>
          <table:table-cell office:value-type="float" office:value="796.671" calcext:value-type="float">
            <text:p>796.671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244.194" calcext:value-type="float">
            <text:p>244.194</text:p>
          </table:table-cell>
          <table:table-cell office:value-type="float" office:value="423.335" calcext:value-type="float">
            <text:p>423.335</text:p>
          </table:table-cell>
          <table:table-cell office:value-type="float" office:value="777.094" calcext:value-type="float">
            <text:p>777.094</text:p>
          </table:table-cell>
          <table:table-cell office:value-type="float" office:value="1497.941" calcext:value-type="float">
            <text:p>1497.941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5.304" calcext:value-type="float">
            <text:p>135.304</text:p>
          </table:table-cell>
          <table:table-cell office:value-type="float" office:value="183.234" calcext:value-type="float">
            <text:p>183.234</text:p>
          </table:table-cell>
          <table:table-cell office:value-type="float" office:value="353.536" calcext:value-type="float">
            <text:p>353.536</text:p>
          </table:table-cell>
          <table:table-cell office:value-type="float" office:value="981.075" calcext:value-type="float">
            <text:p>981.07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60.039" calcext:value-type="float">
            <text:p>260.039</text:p>
          </table:table-cell>
          <table:table-cell office:value-type="float" office:value="454.785" calcext:value-type="float">
            <text:p>454.785</text:p>
          </table:table-cell>
          <table:table-cell office:value-type="float" office:value="839.963" calcext:value-type="float">
            <text:p>839.963</text:p>
          </table:table-cell>
          <table:table-cell office:value-type="float" office:value="1618.734" calcext:value-type="float">
            <text:p>1618.73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1.264" calcext:value-type="float">
            <text:p>1.264</text:p>
          </table:table-cell>
          <table:table-cell office:value-type="float" office:value="4.495" calcext:value-type="float">
            <text:p>4.495</text:p>
          </table:table-cell>
          <table:table-cell office:value-type="float" office:value="5.025" calcext:value-type="float">
            <text:p>5.025</text:p>
          </table:table-cell>
          <table:table-cell office:value-type="float" office:value="10.054" calcext:value-type="float">
            <text:p>10.054</text:p>
          </table:table-cell>
          <table:table-cell/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1.058" calcext:value-type="float">
            <text:p>1.058</text:p>
          </table:table-cell>
          <table:table-cell office:value-type="float" office:value="1.628" calcext:value-type="float">
            <text:p>1.628</text:p>
          </table:table-cell>
          <table:table-cell office:value-type="float" office:value="3.42" calcext:value-type="float">
            <text:p>3.42</text:p>
          </table:table-cell>
          <table:table-cell office:value-type="float" office:value="6.618" calcext:value-type="float">
            <text:p>6.618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15.579" calcext:value-type="float">
            <text:p>15.579</text:p>
          </table:table-cell>
          <table:table-cell office:value-type="float" office:value="31.529" calcext:value-type="float">
            <text:p>31.529</text:p>
          </table:table-cell>
          <table:table-cell office:value-type="float" office:value="65.24" calcext:value-type="float">
            <text:p>65.24</text:p>
          </table:table-cell>
          <table:table-cell office:value-type="float" office:value="173.288" calcext:value-type="float">
            <text:p>173.288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.63" calcext:value-type="float">
            <text:p>16.63</text:p>
          </table:table-cell>
          <table:table-cell office:value-type="float" office:value="29.437" calcext:value-type="float">
            <text:p>29.437</text:p>
          </table:table-cell>
          <table:table-cell office:value-type="float" office:value="58.842" calcext:value-type="float">
            <text:p>58.842</text:p>
          </table:table-cell>
          <table:table-cell office:value-type="float" office:value="113.896" calcext:value-type="float">
            <text:p>113.896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89.786" calcext:value-type="float">
            <text:p>89.786</text:p>
          </table:table-cell>
          <table:table-cell office:value-type="float" office:value="154.734" calcext:value-type="float">
            <text:p>154.734</text:p>
          </table:table-cell>
          <table:table-cell office:value-type="float" office:value="287.536" calcext:value-type="float">
            <text:p>287.536</text:p>
          </table:table-cell>
          <table:table-cell office:value-type="float" office:value="767.306" calcext:value-type="float">
            <text:p>767.30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231.459" calcext:value-type="float">
            <text:p>231.459</text:p>
          </table:table-cell>
          <table:table-cell office:value-type="float" office:value="412.098" calcext:value-type="float">
            <text:p>412.098</text:p>
          </table:table-cell>
          <table:table-cell office:value-type="float" office:value="790.813" calcext:value-type="float">
            <text:p>790.813</text:p>
          </table:table-cell>
          <table:table-cell office:value-type="float" office:value="1517.345" calcext:value-type="float">
            <text:p>1517.34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06.629" calcext:value-type="float">
            <text:p>106.629</text:p>
          </table:table-cell>
          <table:table-cell office:value-type="float" office:value="190.758" calcext:value-type="float">
            <text:p>190.758</text:p>
          </table:table-cell>
          <table:table-cell office:value-type="float" office:value="357.801" calcext:value-type="float">
            <text:p>357.801</text:p>
          </table:table-cell>
          <table:table-cell office:value-type="float" office:value="950.648" calcext:value-type="float">
            <text:p>950.64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49.147" calcext:value-type="float">
            <text:p>249.147</text:p>
          </table:table-cell>
          <table:table-cell office:value-type="float" office:value="443.163" calcext:value-type="float">
            <text:p>443.163</text:p>
          </table:table-cell>
          <table:table-cell office:value-type="float" office:value="853.075" calcext:value-type="float">
            <text:p>853.075</text:p>
          </table:table-cell>
          <table:table-cell office:value-type="float" office:value="1637.859" calcext:value-type="float">
            <text:p>1637.85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C11];[.C15];[.C19];[.C23];[.C27];[.C31];[.C35];[.C39];[.C43];[.C47]) / 10" office:value-type="float" office:value="1.5413" calcext:value-type="float">
            <text:p>1.5413</text:p>
          </table:table-cell>
          <table:table-cell table:formula="of:=SUM([.D11];[.D15];[.D19];[.D23];[.D27];[.D31];[.D35];[.D39];[.D43];[.D47]) / 10" office:value-type="float" office:value="2.4112" calcext:value-type="float">
            <text:p>2.4112</text:p>
          </table:table-cell>
          <table:table-cell table:formula="of:=SUM([.E11];[.E15];[.E19];[.E23];[.E27];[.E31];[.E35];[.E39];[.E43];[.E47]) / 10" office:value-type="float" office:value="4.5904" calcext:value-type="float">
            <text:p>4.5904</text:p>
          </table:table-cell>
          <table:table-cell table:formula="of:=SUM([.F11];[.F15];[.F19];[.F23];[.F27];[.F31];[.F35];[.F39];[.F43];[.F47]) / 10" office:value-type="float" office:value="9.8378" calcext:value-type="float">
            <text:p>9.8378</text:p>
          </table:table-cell>
          <table:table-cell/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J11];[.J15];[.J19];[.J23];[.J27];[.J31];[.J35];[.J39];[.J43];[.J47]) / 10" office:value-type="float" office:value="0.9956" calcext:value-type="float">
            <text:p>0.9956</text:p>
          </table:table-cell>
          <table:table-cell table:formula="of:=SUM([.K11];[.K15];[.K19];[.K23];[.K27];[.K31];[.K35];[.K39];[.K43];[.K47]) / 10" office:value-type="float" office:value="1.6498" calcext:value-type="float">
            <text:p>1.6498</text:p>
          </table:table-cell>
          <table:table-cell table:formula="of:=SUM([.L11];[.L15];[.L19];[.L23];[.L27];[.L31];[.L35];[.L39];[.L43];[.L47]) / 10" office:value-type="float" office:value="3.7508" calcext:value-type="float">
            <text:p>3.7508</text:p>
          </table:table-cell>
          <table:table-cell table:formula="of:=SUM([.M11];[.M15];[.M19];[.M23];[.M27];[.M31];[.M35];[.M39];[.M43];[.M47]) / 10" office:value-type="float" office:value="6.8657" calcext:value-type="float">
            <text:p>6.8657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table:formula="of:=SUM([.C12];[.C16];[.C20];[.C24];[.C28];[.C32];[.C36];[.C40];[.C44];[.C48]) / 10" office:value-type="float" office:value="15.8482" calcext:value-type="float">
            <text:p>15.8482</text:p>
          </table:table-cell>
          <table:table-cell table:formula="of:=SUM([.D12];[.D16];[.D20];[.D24];[.D28];[.D32];[.D36];[.D40];[.D44];[.D48]) / 10" office:value-type="float" office:value="31.4309" calcext:value-type="float">
            <text:p>31.4309</text:p>
          </table:table-cell>
          <table:table-cell table:formula="of:=SUM([.E12];[.E16];[.E20];[.E24];[.E28];[.E32];[.E36];[.E40];[.E44];[.E48]) / 10" office:value-type="float" office:value="63.2679" calcext:value-type="float">
            <text:p>63.2679</text:p>
          </table:table-cell>
          <table:table-cell table:formula="of:=SUM([.F12];[.F16];[.F20];[.F24];[.F28];[.F32];[.F36];[.F40];[.F44];[.F48]) / 10" office:value-type="float" office:value="144.1928" calcext:value-type="float">
            <text:p>144.1928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table:formula="of:=SUM([.J12];[.J16];[.J20];[.J24];[.J28];[.J32];[.J36];[.J40];[.J44];[.J48]) / 10" office:value-type="float" office:value="14.924" calcext:value-type="float">
            <text:p>14.924</text:p>
          </table:table-cell>
          <table:table-cell table:formula="of:=SUM([.K12];[.K16];[.K20];[.K24];[.K28];[.K32];[.K36];[.K40];[.K44];[.K48]) / 10" office:value-type="float" office:value="29.8788" calcext:value-type="float">
            <text:p>29.8788</text:p>
          </table:table-cell>
          <table:table-cell table:formula="of:=SUM([.L12];[.L16];[.L20];[.L24];[.L28];[.L32];[.L36];[.L40];[.L44];[.L48]) / 10" office:value-type="float" office:value="58.8453" calcext:value-type="float">
            <text:p>58.8453</text:p>
          </table:table-cell>
          <table:table-cell table:formula="of:=SUM([.M12];[.M16];[.M20];[.M24];[.M28];[.M32];[.M36];[.M40];[.M44];[.M48]) / 10" office:value-type="float" office:value="113.1021" calcext:value-type="float">
            <text:p>113.1021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table:formula="of:=SUM([.C13];[.C17];[.C21];[.C25];[.C29];[.C33];[.C37];[.C41];[.C45];[.C49]) / 10" office:value-type="float" office:value="92.9807" calcext:value-type="float">
            <text:p>92.9807</text:p>
          </table:table-cell>
          <table:table-cell table:formula="of:=SUM([.D13];[.D17];[.D21];[.D25];[.D29];[.D33];[.D37];[.D41];[.D45];[.D49]) / 10" office:value-type="float" office:value="150.1936" calcext:value-type="float">
            <text:p>150.1936</text:p>
          </table:table-cell>
          <table:table-cell table:formula="of:=SUM([.E13];[.E17];[.E21];[.E25];[.E29];[.E33];[.E37];[.E41];[.E45];[.E49]) / 10" office:value-type="float" office:value="290.4326" calcext:value-type="float">
            <text:p>290.4326</text:p>
          </table:table-cell>
          <table:table-cell table:formula="of:=SUM([.F13];[.F17];[.F21];[.F25];[.F29];[.F33];[.F37];[.F41];[.F45];[.F49]) / 10" office:value-type="float" office:value="645.1516" calcext:value-type="float">
            <text:p>645.151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table:formula="of:=SUM([.J13];[.J17];[.J21];[.J25];[.J29];[.J33];[.J37];[.J41];[.J45];[.J49]) / 10" office:value-type="float" office:value="231.4684" calcext:value-type="float">
            <text:p>231.4684</text:p>
          </table:table-cell>
          <table:table-cell table:formula="of:=SUM([.K13];[.K17];[.K21];[.K25];[.K29];[.K33];[.K37];[.K41];[.K45];[.K49]) / 10" office:value-type="float" office:value="409.4673" calcext:value-type="float">
            <text:p>409.4673</text:p>
          </table:table-cell>
          <table:table-cell table:formula="of:=SUM([.L13];[.L17];[.L21];[.L25];[.L29];[.L33];[.L37];[.L41];[.L45];[.L49]) / 10" office:value-type="float" office:value="782.6594" calcext:value-type="float">
            <text:p>782.6594</text:p>
          </table:table-cell>
          <table:table-cell table:formula="of:=SUM([.M13];[.M17];[.M21];[.M25];[.M29];[.M33];[.M37];[.M41];[.M45];[.M49]) / 10" office:value-type="float" office:value="1515.7717" calcext:value-type="float">
            <text:p>1515.771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51:.C53])" office:value-type="float" office:value="110.3702" calcext:value-type="float">
            <text:p>110.3702</text:p>
          </table:table-cell>
          <table:table-cell table:formula="of:=SUM([.D51:.D53])" office:value-type="float" office:value="184.0357" calcext:value-type="float">
            <text:p>184.0357</text:p>
          </table:table-cell>
          <table:table-cell table:formula="of:=SUM([.E51:.E53])" office:value-type="float" office:value="358.2909" calcext:value-type="float">
            <text:p>358.2909</text:p>
          </table:table-cell>
          <table:table-cell table:formula="of:=SUM([.F51:.F53])" office:value-type="float" office:value="799.1822" calcext:value-type="float">
            <text:p>799.182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51:.J53])" office:value-type="float" office:value="247.388" calcext:value-type="float">
            <text:p>247.388</text:p>
          </table:table-cell>
          <table:table-cell table:formula="of:=SUM([.K51:.K53])" office:value-type="float" office:value="440.9959" calcext:value-type="float">
            <text:p>440.9959</text:p>
          </table:table-cell>
          <table:table-cell table:formula="of:=SUM([.L51:.L53])" office:value-type="float" office:value="845.2555" calcext:value-type="float">
            <text:p>845.2555</text:p>
          </table:table-cell>
          <table:table-cell table:formula="of:=SUM([.M51:.M53])" office:value-type="float" office:value="1635.7395" calcext:value-type="float">
            <text:p>1635.73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 style:data-style-name="N2" text:time-value="14:08:17.426282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0:47:54.453151512</meta:creation-date>
    <dc:date>2019-06-21T16:01:02.692878683</dc:date>
    <meta:editing-duration>PT3H55M6S</meta:editing-duration>
    <meta:editing-cycles>28</meta:editing-cycles>
    <meta:generator>LibreOffice/6.0.7.3$Linux_X86_64 LibreOffice_project/00m0$Build-3</meta:generator>
    <meta:document-statistic meta:table-count="1" meta:cell-count="50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5cm" svg:height="9.01cm" xlink:href=".." xlink:type="simple" chart:class="chart:scatter" chart:style-name="ch1">
        <chart:title svg:x="6.123cm" svg:y="0.316cm" chart:style-name="ch2">
          <text:p>GPU Computation</text:p>
        </chart:title>
        <chart:legend chart:legend-position="end" svg:x="10.619cm" svg:y="3.957cm" style:legend-expansion="high" chart:style-name="ch3"/>
        <chart:plot-area chart:style-name="ch4" table:cell-range-address="'MX 150 vs GTX 1080'.C9:'MX 150 vs GTX 1080'.F9 'MX 150 vs GTX 1080'.C52:'MX 150 vs GTX 1080'.F52 'MX 150 vs GTX 1080'.J52:'MX 150 vs GTX 1080'.M52" chart:data-source-has-labels="row" svg:x="1.33cm" svg:y="1.275cm" svg:width="8.97cm" svg:height="6.574cm">
          <chartooo:coordinate-region svg:x="1.951cm" svg:y="1.474cm" svg:width="7.513cm" svg:height="5.728cm"/>
          <chart:axis chart:dimension="x" chart:name="primary-x" chart:style-name="ch5">
            <chart:title svg:x="5.229cm" svg:y="8.029cm" chart:style-name="ch6">
              <text:p>#Pixels</text:p>
            </chart:title>
          </chart:axis>
          <chart:axis chart:dimension="y" chart:name="primary-y" chart:style-name="ch5">
            <chart:title svg:x="0.451cm" svg:y="4.831cm" chart:style-name="ch7">
              <text:p>ms</text:p>
            </chart:title>
            <chart:grid chart:style-name="ch8" chart:class="major"/>
          </chart:axis>
          <chart:series chart:style-name="ch9" chart:values-cell-range-address="'MX 150 vs GTX 1080'.C52:'MX 150 vs GTX 1080'.F52" loext:label-string="gpu_computation_laptop" chart:class="chart:scatter">
            <chart:domain table:cell-range-address="'MX 150 vs GTX 1080'.C9:'MX 150 vs GTX 1080'.F9"/>
            <chart:data-point chart:repeated="4"/>
          </chart:series>
          <chart:series chart:style-name="ch10" chart:values-cell-range-address="'MX 150 vs GTX 1080'.J52:'MX 150 vs GTX 1080'.M52" loext:label-string="gpu_computation_bruciato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gpu_computation_laptop</text:p>
              </table:table-cell>
              <table:table-cell office:value-type="string">
                <text:p>gpu_computation_bruciat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MX 150 vs GTX 1080'.C9:'MX 150 vs GTX 1080'.F9</svg:desc>
                </draw:g>
              </table:table-cell>
              <table:table-cell office:value-type="float" office:value="15.8482">
                <text:p>15.8482</text:p>
                <draw:g>
                  <svg:desc>'MX 150 vs GTX 1080'.C52:'MX 150 vs GTX 1080'.F52</svg:desc>
                </draw:g>
              </table:table-cell>
              <table:table-cell office:value-type="float" office:value="14.924">
                <text:p>14.924</text:p>
                <draw:g>
                  <svg:desc>'MX 150 vs GTX 1080'.J52:'MX 150 vs GTX 1080'.M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31.4309">
                <text:p>31.4309</text:p>
              </table:table-cell>
              <table:table-cell office:value-type="float" office:value="29.8788">
                <text:p>29.8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63.2679">
                <text:p>63.2679</text:p>
              </table:table-cell>
              <table:table-cell office:value-type="float" office:value="58.8453">
                <text:p>58.8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144.1928">
                <text:p>144.1928</text:p>
              </table:table-cell>
              <table:table-cell office:value-type="float" office:value="113.1021">
                <text:p>113.10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461cm" svg:height="8.992cm" xlink:href=".." xlink:type="simple" chart:class="chart:scatter" chart:style-name="ch1">
        <chart:title svg:x="6.199cm" svg:y="0.315cm" chart:style-name="ch2">
          <text:p>GPU memory movement</text:p>
        </chart:title>
        <chart:legend chart:legend-position="end" svg:x="10.931cm" svg:y="3.948cm" style:legend-expansion="high" chart:style-name="ch3"/>
        <chart:plot-area chart:style-name="ch4" table:cell-range-address="'MX 150 vs GTX 1080'.C9:'MX 150 vs GTX 1080'.F9 'MX 150 vs GTX 1080'.C51:'MX 150 vs GTX 1080'.F51 'MX 150 vs GTX 1080'.J51:'MX 150 vs GTX 1080'.M51" chart:data-source-has-labels="row" svg:x="1.36cm" svg:y="1.273cm" svg:width="9.222cm" svg:height="6.559cm">
          <chartooo:coordinate-region svg:x="1.796cm" svg:y="1.472cm" svg:width="7.951cm" svg:height="5.713cm"/>
          <chart:axis chart:dimension="x" chart:name="primary-x" chart:style-name="ch5">
            <chart:title svg:x="5.385cm" svg:y="8.011cm" chart:style-name="ch6">
              <text:p>#Pixels</text:p>
            </chart:title>
          </chart:axis>
          <chart:axis chart:dimension="y" chart:name="primary-y" chart:style-name="ch5">
            <chart:title svg:x="0.451cm" svg:y="4.821cm" chart:style-name="ch7">
              <text:p>ms</text:p>
            </chart:title>
            <chart:grid chart:style-name="ch8" chart:class="major"/>
          </chart:axis>
          <chart:series chart:style-name="ch9" chart:values-cell-range-address="'MX 150 vs GTX 1080'.C51:'MX 150 vs GTX 1080'.F51" loext:label-string="gpu_memory_movement_laptop" chart:class="chart:scatter">
            <chart:domain table:cell-range-address="'MX 150 vs GTX 1080'.C9:'MX 150 vs GTX 1080'.F9"/>
            <chart:data-point chart:repeated="4"/>
          </chart:series>
          <chart:series chart:style-name="ch10" chart:values-cell-range-address="'MX 150 vs GTX 1080'.J51:'MX 150 vs GTX 1080'.M51" loext:label-string="gpu_memory_movement_bruciato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gpu_memory_movement_laptop</text:p>
              </table:table-cell>
              <table:table-cell office:value-type="string">
                <text:p>gpu_memory_movement_bruciat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MX 150 vs GTX 1080'.C9:'MX 150 vs GTX 1080'.F9</svg:desc>
                </draw:g>
              </table:table-cell>
              <table:table-cell office:value-type="float" office:value="1.5413">
                <text:p>1.5413</text:p>
                <draw:g>
                  <svg:desc>'MX 150 vs GTX 1080'.C51:'MX 150 vs GTX 1080'.F51</svg:desc>
                </draw:g>
              </table:table-cell>
              <table:table-cell office:value-type="float" office:value="0.9956">
                <text:p>0.9956</text:p>
                <draw:g>
                  <svg:desc>'MX 150 vs GTX 1080'.J51:'MX 150 vs GTX 1080'.M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2.4112">
                <text:p>2.4112</text:p>
              </table:table-cell>
              <table:table-cell office:value-type="float" office:value="1.6498">
                <text:p>1.64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4.5904">
                <text:p>4.5904</text:p>
              </table:table-cell>
              <table:table-cell office:value-type="float" office:value="3.7508">
                <text:p>3.75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9.8378">
                <text:p>9.8378</text:p>
              </table:table-cell>
              <table:table-cell office:value-type="float" office:value="6.8657">
                <text:p>6.86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1cm" svg:height="8.992cm" xlink:href=".." xlink:type="simple" chart:class="chart:scatter" chart:style-name="ch1">
        <chart:title svg:x="7.607cm" svg:y="0.315cm" chart:style-name="ch2">
          <text:p>I/O</text:p>
        </chart:title>
        <chart:legend chart:legend-position="end" svg:x="12.795cm" svg:y="3.948cm" style:legend-expansion="high" chart:style-name="ch3"/>
        <chart:plot-area chart:style-name="ch4" table:cell-range-address="'MX 150 vs GTX 1080'.C9:'MX 150 vs GTX 1080'.F9 'MX 150 vs GTX 1080'.C53:'MX 150 vs GTX 1080'.F53 'MX 150 vs GTX 1080'.J53:'MX 150 vs GTX 1080'.M53" chart:data-source-has-labels="row" svg:x="1.33cm" svg:y="1.273cm" svg:width="11.146cm" svg:height="6.559cm">
          <chartooo:coordinate-region svg:x="2.137cm" svg:y="1.472cm" svg:width="9.504cm" svg:height="5.713cm"/>
          <chart:axis chart:dimension="x" chart:name="primary-x" chart:style-name="ch5">
            <chart:title svg:x="6.317cm" svg:y="8.011cm" chart:style-name="ch6">
              <text:p>#Pixels</text:p>
            </chart:title>
          </chart:axis>
          <chart:axis chart:dimension="y" chart:name="primary-y" chart:style-name="ch5">
            <chart:title svg:x="0.451cm" svg:y="4.821cm" chart:style-name="ch7">
              <text:p>ms</text:p>
            </chart:title>
            <chart:grid chart:style-name="ch8" chart:class="major"/>
          </chart:axis>
          <chart:series chart:style-name="ch9" chart:values-cell-range-address="'MX 150 vs GTX 1080'.C53:'MX 150 vs GTX 1080'.F53" loext:label-string="i_o_laptop" chart:class="chart:scatter">
            <chart:domain table:cell-range-address="'MX 150 vs GTX 1080'.C9:'MX 150 vs GTX 1080'.F9"/>
            <chart:data-point chart:repeated="4"/>
          </chart:series>
          <chart:series chart:style-name="ch10" chart:values-cell-range-address="'MX 150 vs GTX 1080'.J53:'MX 150 vs GTX 1080'.M53" loext:label-string="i_o_bruciato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i_o_laptop</text:p>
              </table:table-cell>
              <table:table-cell office:value-type="string">
                <text:p>i_o_bruciat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MX 150 vs GTX 1080'.C9:'MX 150 vs GTX 1080'.F9</svg:desc>
                </draw:g>
              </table:table-cell>
              <table:table-cell office:value-type="float" office:value="92.9807">
                <text:p>92.9807</text:p>
                <draw:g>
                  <svg:desc>'MX 150 vs GTX 1080'.C53:'MX 150 vs GTX 1080'.F53</svg:desc>
                </draw:g>
              </table:table-cell>
              <table:table-cell office:value-type="float" office:value="231.4684">
                <text:p>231.4684</text:p>
                <draw:g>
                  <svg:desc>'MX 150 vs GTX 1080'.J53:'MX 150 vs GTX 1080'.M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150.1936">
                <text:p>150.1936</text:p>
              </table:table-cell>
              <table:table-cell office:value-type="float" office:value="409.4673">
                <text:p>409.4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290.4326">
                <text:p>290.4326</text:p>
              </table:table-cell>
              <table:table-cell office:value-type="float" office:value="782.6594">
                <text:p>782.65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645.1516">
                <text:p>645.1516</text:p>
              </table:table-cell>
              <table:table-cell office:value-type="float" office:value="1515.7717">
                <text:p>1515.77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461cm" svg:height="8.992cm" xlink:href=".." xlink:type="simple" chart:class="chart:scatter" chart:style-name="ch1">
        <chart:title svg:x="8.157cm" svg:y="0.315cm" chart:style-name="ch2">
          <text:p>Total</text:p>
        </chart:title>
        <chart:legend chart:legend-position="end" svg:x="14.053cm" svg:y="3.948cm" style:legend-expansion="high" chart:style-name="ch3"/>
        <chart:plot-area chart:style-name="ch4" table:cell-range-address="'MX 150 vs GTX 1080'.C9:'MX 150 vs GTX 1080'.F9 'MX 150 vs GTX 1080'.C54:'MX 150 vs GTX 1080'.F54 'MX 150 vs GTX 1080'.J54:'MX 150 vs GTX 1080'.M54" chart:data-source-has-labels="row" svg:x="1.36cm" svg:y="1.273cm" svg:width="12.344cm" svg:height="6.559cm">
          <chartooo:coordinate-region svg:x="2.167cm" svg:y="1.472cm" svg:width="10.703cm" svg:height="5.713cm"/>
          <chart:axis chart:dimension="x" chart:name="primary-x" chart:style-name="ch5">
            <chart:title svg:x="6.946cm" svg:y="8.011cm" chart:style-name="ch6">
              <text:p>#Pixels</text:p>
            </chart:title>
          </chart:axis>
          <chart:axis chart:dimension="y" chart:name="primary-y" chart:style-name="ch5">
            <chart:title svg:x="0.451cm" svg:y="4.821cm" chart:style-name="ch7">
              <text:p>ms</text:p>
            </chart:title>
            <chart:grid chart:style-name="ch8" chart:class="major"/>
          </chart:axis>
          <chart:series chart:style-name="ch9" chart:values-cell-range-address="'MX 150 vs GTX 1080'.C54:'MX 150 vs GTX 1080'.F54" loext:label-string="total_laptop" chart:class="chart:scatter">
            <chart:domain table:cell-range-address="'MX 150 vs GTX 1080'.C9:'MX 150 vs GTX 1080'.F9"/>
            <chart:data-point chart:repeated="4"/>
          </chart:series>
          <chart:series chart:style-name="ch10" chart:values-cell-range-address="'MX 150 vs GTX 1080'.J54:'MX 150 vs GTX 1080'.M54" loext:label-string="total_bruciato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total_laptop</text:p>
              </table:table-cell>
              <table:table-cell office:value-type="string">
                <text:p>total_bruciat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MX 150 vs GTX 1080'.C9:'MX 150 vs GTX 1080'.F9</svg:desc>
                </draw:g>
              </table:table-cell>
              <table:table-cell office:value-type="float" office:value="110.3702">
                <text:p>110.3702</text:p>
                <draw:g>
                  <svg:desc>'MX 150 vs GTX 1080'.C54:'MX 150 vs GTX 1080'.F54</svg:desc>
                </draw:g>
              </table:table-cell>
              <table:table-cell office:value-type="float" office:value="247.388">
                <text:p>247.388</text:p>
                <draw:g>
                  <svg:desc>'MX 150 vs GTX 1080'.J54:'MX 150 vs GTX 1080'.M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184.0357">
                <text:p>184.0357</text:p>
              </table:table-cell>
              <table:table-cell office:value-type="float" office:value="440.9959">
                <text:p>440.99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358.2909">
                <text:p>358.2909</text:p>
              </table:table-cell>
              <table:table-cell office:value-type="float" office:value="845.2555">
                <text:p>845.2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799.1822">
                <text:p>799.1822</text:p>
              </table:table-cell>
              <table:table-cell office:value-type="float" office:value="1635.7395">
                <text:p>1635.73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